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fo:background-color="transparent">
        <style:background-image/>
      </style:table-properties>
    </style:style>
    <style:style style:name="Table1.A" style:family="table-column">
      <style:table-column-properties style:column-width="5.4521in"/>
    </style:style>
    <style:style style:name="Table1.B" style:family="table-column">
      <style:table-column-properties style:column-width="0.6188in"/>
    </style:style>
    <style:style style:name="Table1.C" style:family="table-column">
      <style:table-column-properties style:column-width="0.5153in"/>
    </style:style>
    <style:style style:name="Table1.D" style:family="table-column">
      <style:table-column-properties style:column-width="0.1069in"/>
    </style:style>
    <style:style style:name="Table1.A1" style:family="table-cell">
      <style:table-cell-properties style:vertical-align="middle" fo:background-color="#f5f5f5" fo:padding-left="0.1042in" fo:padding-right="0.1042in" fo:padding-top="0.0729in" fo:padding-bottom="0.0729in" fo:border="0.05pt solid #c7cdd1">
        <style:background-image/>
      </style:table-cell-properties>
    </style:style>
    <style:style style:name="Table1.D1" style:family="table-cell">
      <style:table-cell-properties fo:padding="0.0194in" fo:border="none"/>
    </style:style>
    <style:style style:name="Table1.A2" style:family="table-cell">
      <style:table-cell-properties style:vertical-align="middle" fo:padding-left="0.1042in" fo:padding-right="0.1042in" fo:padding-top="0.0729in" fo:padding-bottom="0.0729in" fo:border="0.05pt solid #c7cdd1"/>
    </style:style>
    <style:style style:name="Table1.B2" style:family="table-cell">
      <style:table-cell-properties style:vertical-align="middle" fo:padding="0.0194in" fo:border="0.05pt solid #c7cdd1"/>
    </style:style>
    <style:style style:name="Table1.C2" style:family="table-cell">
      <style:table-cell-properties style:vertical-align="middle" fo:padding-left="0.1042in" fo:padding-right="0.1042in" fo:padding-top="0.0729in" fo:padding-bottom="0.0729in" fo:border="0.05pt solid #c7cdd1"/>
    </style:style>
    <style:style style:name="Table1.D2" style:family="table-cell">
      <style:table-cell-properties fo:padding="0.0194in" fo:border="none"/>
    </style:style>
    <style:style style:name="Table1.A3" style:family="table-cell">
      <style:table-cell-properties style:vertical-align="middle" fo:padding-left="0.1042in" fo:padding-right="0.1042in" fo:padding-top="0.0729in" fo:padding-bottom="0.0729in" fo:border="0.05pt solid #c7cdd1"/>
    </style:style>
    <style:style style:name="Table1.B3" style:family="table-cell">
      <style:table-cell-properties style:vertical-align="middle" fo:padding="0.0194in" fo:border="0.05pt solid #c7cdd1"/>
    </style:style>
    <style:style style:name="Table1.C3" style:family="table-cell">
      <style:table-cell-properties style:vertical-align="middle" fo:padding-left="0.1042in" fo:padding-right="0.1042in" fo:padding-top="0.0729in" fo:padding-bottom="0.0729in" fo:border="0.05pt solid #c7cdd1"/>
    </style:style>
    <style:style style:name="Table1.D3" style:family="table-cell">
      <style:table-cell-properties fo:padding="0.0194in" fo:border="none"/>
    </style:style>
    <style:style style:name="Table1.A4" style:family="table-cell">
      <style:table-cell-properties style:vertical-align="middle" fo:padding-left="0.1042in" fo:padding-right="0.1042in" fo:padding-top="0.0729in" fo:padding-bottom="0.0729in" fo:border="0.05pt solid #c7cdd1"/>
    </style:style>
    <style:style style:name="Table1.B4" style:family="table-cell">
      <style:table-cell-properties style:vertical-align="middle" fo:padding="0.0194in" fo:border="0.05pt solid #c7cdd1"/>
    </style:style>
    <style:style style:name="Table1.C4" style:family="table-cell">
      <style:table-cell-properties style:vertical-align="middle" fo:padding-left="0.1042in" fo:padding-right="0.1042in" fo:padding-top="0.0729in" fo:padding-bottom="0.0729in" fo:border="0.05pt solid #c7cdd1"/>
    </style:style>
    <style:style style:name="Table1.D4" style:family="table-cell">
      <style:table-cell-properties fo:padding="0.0194in" fo:border="none"/>
    </style:style>
    <style:style style:name="Table1.A5" style:family="table-cell">
      <style:table-cell-properties style:vertical-align="middle" fo:padding-left="0.1042in" fo:padding-right="0.1042in" fo:padding-top="0.0729in" fo:padding-bottom="0.0729in" fo:border="0.05pt solid #c7cdd1"/>
    </style:style>
    <style:style style:name="Table1.B5" style:family="table-cell">
      <style:table-cell-properties style:vertical-align="middle" fo:padding="0.0194in" fo:border="0.05pt solid #c7cdd1"/>
    </style:style>
    <style:style style:name="Table1.C5" style:family="table-cell">
      <style:table-cell-properties style:vertical-align="middle" fo:padding-left="0.1042in" fo:padding-right="0.1042in" fo:padding-top="0.0729in" fo:padding-bottom="0.0729in" fo:border="0.05pt solid #c7cdd1"/>
    </style:style>
    <style:style style:name="Table1.D5" style:family="table-cell">
      <style:table-cell-properties fo:padding="0.0194in" fo:border="none"/>
    </style:style>
    <style:style style:name="Table1.A6" style:family="table-cell">
      <style:table-cell-properties style:vertical-align="middle" fo:padding-left="0.1042in" fo:padding-right="0.1042in" fo:padding-top="0.0729in" fo:padding-bottom="0.0729in" fo:border="0.05pt solid #c7cdd1"/>
    </style:style>
    <style:style style:name="Table1.B6" style:family="table-cell">
      <style:table-cell-properties style:vertical-align="middle" fo:padding="0.0194in" fo:border="0.05pt solid #c7cdd1"/>
    </style:style>
    <style:style style:name="Table1.C6" style:family="table-cell">
      <style:table-cell-properties style:vertical-align="middle" fo:padding-left="0.1042in" fo:padding-right="0.1042in" fo:padding-top="0.0729in" fo:padding-bottom="0.0729in" fo:border="0.05pt solid #c7cdd1"/>
    </style:style>
    <style:style style:name="Table1.D6" style:family="table-cell">
      <style:table-cell-properties fo:padding="0.0194in" fo:border="none"/>
    </style:style>
    <style:style style:name="Table1.A7" style:family="table-cell">
      <style:table-cell-properties style:vertical-align="middle" fo:padding-left="0.1042in" fo:padding-right="0.1042in" fo:padding-top="0.0729in" fo:padding-bottom="0.0729in" fo:border="0.05pt solid #c7cdd1"/>
    </style:style>
    <style:style style:name="Table1.B7" style:family="table-cell">
      <style:table-cell-properties style:vertical-align="middle" fo:padding="0.0194in" fo:border="0.05pt solid #c7cdd1"/>
    </style:style>
    <style:style style:name="Table1.C7" style:family="table-cell">
      <style:table-cell-properties style:vertical-align="middle" fo:padding-left="0.1042in" fo:padding-right="0.1042in" fo:padding-top="0.0729in" fo:padding-bottom="0.0729in" fo:border="0.05pt solid #c7cdd1"/>
    </style:style>
    <style:style style:name="Table1.D7" style:family="table-cell">
      <style:table-cell-properties fo:padding="0.0194in" fo:border="none"/>
    </style:style>
    <style:style style:name="Table1.A8" style:family="table-cell">
      <style:table-cell-properties style:vertical-align="middle" fo:padding-left="0.1042in" fo:padding-right="0.1042in" fo:padding-top="0.0729in" fo:padding-bottom="0.0729in" fo:border="0.05pt solid #c7cdd1"/>
    </style:style>
    <style:style style:name="Table1.B8" style:family="table-cell">
      <style:table-cell-properties style:vertical-align="middle" fo:padding="0.0194in" fo:border="0.05pt solid #c7cdd1"/>
    </style:style>
    <style:style style:name="Table1.C8" style:family="table-cell">
      <style:table-cell-properties style:vertical-align="middle" fo:padding-left="0.1042in" fo:padding-right="0.1042in" fo:padding-top="0.0729in" fo:padding-bottom="0.0729in" fo:border="0.05pt solid #c7cdd1"/>
    </style:style>
    <style:style style:name="Table1.D8" style:family="table-cell">
      <style:table-cell-properties fo:padding="0.0194in" fo:border="none"/>
    </style:style>
    <style:style style:name="Table1.A9" style:family="table-cell">
      <style:table-cell-properties style:vertical-align="middle" fo:padding-left="0.1042in" fo:padding-right="0.1042in" fo:padding-top="0.0729in" fo:padding-bottom="0.0729in" fo:border="0.05pt solid #c7cdd1"/>
    </style:style>
    <style:style style:name="Table1.B9" style:family="table-cell">
      <style:table-cell-properties style:vertical-align="middle" fo:padding="0.0194in" fo:border="0.05pt solid #c7cdd1"/>
    </style:style>
    <style:style style:name="Table1.C9" style:family="table-cell">
      <style:table-cell-properties style:vertical-align="middle" fo:padding-left="0.1042in" fo:padding-right="0.1042in" fo:padding-top="0.0729in" fo:padding-bottom="0.0729in" fo:border="0.05pt solid #c7cdd1"/>
    </style:style>
    <style:style style:name="Table1.D9" style:family="table-cell">
      <style:table-cell-properties fo:padding="0.0194in" fo:border="none"/>
    </style:style>
    <style:style style:name="Table1.A10" style:family="table-cell">
      <style:table-cell-properties style:vertical-align="middle" fo:padding-left="0.1042in" fo:padding-right="0.1042in" fo:padding-top="0.0729in" fo:padding-bottom="0.0729in" fo:border="0.05pt solid #c7cdd1"/>
    </style:style>
    <style:style style:name="Table2" style:family="table">
      <style:table-properties style:width="5.2438in" table:align="left" fo:background-color="transparent">
        <style:background-image/>
      </style:table-properties>
    </style:style>
    <style:style style:name="Table2.A" style:family="table-column">
      <style:table-column-properties style:column-width="4.216in"/>
    </style:style>
    <style:style style:name="Table2.B" style:family="table-column">
      <style:table-column-properties style:column-width="1.0278in"/>
    </style:style>
    <style:style style:name="Table2.A1" style:family="table-cell">
      <style:table-cell-properties style:vertical-align="middle" fo:padding="0in" fo:border="none"/>
    </style:style>
    <style:style style:name="Table3" style:family="table">
      <style:table-properties style:width="5.2438in" table:align="left" fo:background-color="transparent">
        <style:background-image/>
      </style:table-properties>
    </style:style>
    <style:style style:name="Table3.A" style:family="table-column">
      <style:table-column-properties style:column-width="4.1625in"/>
    </style:style>
    <style:style style:name="Table3.B" style:family="table-column">
      <style:table-column-properties style:column-width="1.0813in"/>
    </style:style>
    <style:style style:name="Table3.A1" style:family="table-cell">
      <style:table-cell-properties style:vertical-align="middle" fo:padding="0in" fo:border="none"/>
    </style:style>
    <style:style style:name="Table4" style:family="table">
      <style:table-properties style:width="5.2438in" table:align="left" fo:background-color="transparent">
        <style:background-image/>
      </style:table-properties>
    </style:style>
    <style:style style:name="Table4.A" style:family="table-column">
      <style:table-column-properties style:column-width="2.875in"/>
    </style:style>
    <style:style style:name="Table4.B" style:family="table-column">
      <style:table-column-properties style:column-width="2.3688in"/>
    </style:style>
    <style:style style:name="Table4.A1" style:family="table-cell">
      <style:table-cell-properties style:vertical-align="middle" fo:padding="0in" fo:border="none"/>
    </style:style>
    <style:style style:name="Table5" style:family="table">
      <style:table-properties style:width="5.2438in" table:align="left" fo:background-color="transparent">
        <style:background-image/>
      </style:table-properties>
    </style:style>
    <style:style style:name="Table5.A" style:family="table-column">
      <style:table-column-properties style:column-width="2.8535in"/>
    </style:style>
    <style:style style:name="Table5.B" style:family="table-column">
      <style:table-column-properties style:column-width="2.3903in"/>
    </style:style>
    <style:style style:name="Table5.A1" style:family="table-cell">
      <style:table-cell-properties style:vertical-align="middle" fo:padding="0in" fo:border="none"/>
    </style:style>
    <style:style style:name="Table6" style:family="table">
      <style:table-properties style:width="5.2438in" table:align="left" fo:background-color="transparent">
        <style:background-image/>
      </style:table-properties>
    </style:style>
    <style:style style:name="Table6.A" style:family="table-column">
      <style:table-column-properties style:column-width="2.3653in"/>
    </style:style>
    <style:style style:name="Table6.B" style:family="table-column">
      <style:table-column-properties style:column-width="2.8785in"/>
    </style:style>
    <style:style style:name="Table6.A1" style:family="table-cell">
      <style:table-cell-properties style:vertical-align="middle" fo:padding="0in" fo:border="none"/>
    </style:style>
    <style:style style:name="Table7" style:family="table">
      <style:table-properties style:width="5.2438in" table:align="left" fo:background-color="transparent">
        <style:background-image/>
      </style:table-properties>
    </style:style>
    <style:style style:name="Table7.A" style:family="table-column">
      <style:table-column-properties style:column-width="2.459in"/>
    </style:style>
    <style:style style:name="Table7.B" style:family="table-column">
      <style:table-column-properties style:column-width="2.7847in"/>
    </style:style>
    <style:style style:name="Table7.A1" style:family="table-cell">
      <style:table-cell-properties style:vertical-align="middle" fo:padding="0in" fo:border="none"/>
    </style:style>
    <style:style style:name="Table8" style:family="table">
      <style:table-properties style:width="5.2438in" table:align="left" fo:background-color="transparent">
        <style:background-image/>
      </style:table-properties>
    </style:style>
    <style:style style:name="Table8.A" style:family="table-column">
      <style:table-column-properties style:column-width="2.3201in"/>
    </style:style>
    <style:style style:name="Table8.B" style:family="table-column">
      <style:table-column-properties style:column-width="1.5375in"/>
    </style:style>
    <style:style style:name="Table8.C" style:family="table-column">
      <style:table-column-properties style:column-width="1.3861in"/>
    </style:style>
    <style:style style:name="Table8.A1" style:family="table-cell">
      <style:table-cell-properties style:vertical-align="middle" fo:padding="0in" fo:border="none"/>
    </style:style>
    <style:style style:name="Table9" style:family="table">
      <style:table-properties style:width="5.2438in" table:align="left" fo:background-color="transparent">
        <style:background-image/>
      </style:table-properties>
    </style:style>
    <style:style style:name="Table9.A" style:family="table-column">
      <style:table-column-properties style:column-width="3.6451in"/>
    </style:style>
    <style:style style:name="Table9.B" style:family="table-column">
      <style:table-column-properties style:column-width="1.5986in"/>
    </style:style>
    <style:style style:name="Table9.A1" style:family="table-cell">
      <style:table-cell-properties style:vertical-align="middle" fo:padding="0in" fo:border="none"/>
    </style:style>
    <style:style style:name="P1" style:family="paragraph" style:parent-style-name="Heading_20_1">
      <style:paragraph-properties fo:margin-left="0in" fo:margin-right="0in" fo:margin-top="0in" fo:margin-bottom="0in" loext:contextual-spacing="false" fo:line-height="130%" fo:orphans="2" fo:widows="2" fo:text-indent="0in" style:auto-text-indent="false"/>
      <style:text-properties style:font-name="Lato Extended" fo:font-weight="normal"/>
    </style:style>
    <style:style style:name="P2"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 Extended" fo:font-size="12pt" fo:letter-spacing="normal" fo:font-style="normal" fo:font-weight="normal" loext:padding="0in" loext:border="none"/>
    </style:style>
    <style:style style:name="P3" style:family="paragraph" style:parent-style-name="Heading_20_2">
      <style:paragraph-properties fo:margin-left="0in" fo:margin-right="0in" fo:margin-top="0.0626in" fo:margin-bottom="0.0626in" loext:contextual-spacing="false" fo:line-height="150%" fo:text-indent="0in" style:auto-text-indent="false"/>
      <style:text-properties style:font-name="Lato Extended" fo:font-weight="normal"/>
    </style:style>
    <style:style style:name="P4" style:family="paragraph" style:parent-style-name="Horizontal_20_Line">
      <style:paragraph-properties fo:orphans="2" fo:widows="2"/>
    </style:style>
    <style:style style:name="P5" style:family="paragraph" style:parent-style-name="Standard">
      <style:paragraph-properties fo:orphans="2" fo:widows="2"/>
      <style:text-properties fo:font-variant="normal" fo:text-transform="none" fo:color="#2d3b45" fo:letter-spacing="normal" loext:padding="0in" loext:border="none"/>
    </style:style>
    <style:style style:name="P6" style:family="paragraph" style:parent-style-name="Standard">
      <style:paragraph-properties fo:orphans="2" fo:widows="2"/>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top="0in" fo:margin-bottom="0.1043in" loext:contextual-spacing="false" fo:orphans="2" fo:widows="2"/>
      <style:text-properties fo:font-variant="normal" fo:text-transform="none" fo:color="#2d3b45" style:font-name="Lato Extended" fo:font-size="12pt" fo:letter-spacing="normal" fo:font-style="normal" fo:font-weight="normal" style:font-name-asian="Lato Extended" style:font-size-asian="12pt" style:font-style-asian="normal" style:font-weight-asian="normal" style:font-name-complex="Lato Extended" style:font-size-complex="12pt" style:font-style-complex="normal" style:font-weight-complex="normal" loext:padding="0in" loext:border="none"/>
    </style:style>
    <style:style style:name="P9" style:family="paragraph" style:parent-style-name="Standard">
      <style:paragraph-properties fo:margin-top="0.2083in" fo:margin-bottom="0.1043in" loext:contextual-spacing="false" fo:orphans="2" fo:widows="2"/>
      <style:text-properties fo:font-weight="bold" fo:background-color="#f5f5f5" loext:padding-left="0.052in" loext:padding-right="0.052in" loext:padding-top="0.052in" loext:padding-bottom="0in" loext:border-left="0.06pt solid #c7cdd1" loext:border-right="0.06pt solid #c7cdd1" loext:border-top="0.06pt solid #c7cdd1" loext:border-bottom="none"/>
    </style:style>
    <style:style style:name="P10" style:family="paragraph" style:parent-style-name="Standard">
      <style:paragraph-properties fo:margin-top="0in" fo:margin-bottom="0in" loext:contextual-spacing="false" style:line-height-at-least="0.2083in" fo:text-align="center" style:justify-single-word="false" fo:orphans="2" fo:widows="2"/>
    </style:style>
    <style:style style:name="P11" style:family="paragraph" style:parent-style-name="Standard">
      <style:paragraph-properties fo:margin-left="0.052in" fo:margin-right="0.052in" fo:margin-top="0.052in" fo:margin-bottom="0.052in" loext:contextual-spacing="false" fo:orphans="2" fo:widows="2" fo:text-indent="0in" style:auto-text-indent="false"/>
      <style:text-properties loext:padding="0in" loext:border="none"/>
    </style:style>
    <style:style style:name="P12" style:family="paragraph" style:parent-style-name="Table_20_Contents">
      <style:text-properties fo:font-weight="bold" loext:padding="0in" loext:border="none"/>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margin-left="0in" fo:margin-right="0in" fo:text-indent="0in" style:auto-text-indent="false"/>
    </style:style>
    <style:style style:name="P15" style:family="paragraph" style:parent-style-name="Table_20_Contents">
      <style:paragraph-properties fo:margin-left="0in" fo:margin-right="0in" fo:text-indent="0in" style:auto-text-indent="false"/>
      <style:text-properties fo:font-weight="bold" loext:padding="0in" loext:border="none"/>
    </style:style>
    <style:style style:name="P16" style:family="paragraph" style:parent-style-name="Table_20_Contents">
      <style:paragraph-properties fo:margin-top="0in" fo:margin-bottom="0in" loext:contextual-spacing="false"/>
      <style:text-properties fo:font-weight="normal"/>
    </style:style>
    <style:style style:name="P17" style:family="paragraph" style:parent-style-name="Table_20_Contents">
      <style:paragraph-properties fo:margin-top="0in" fo:margin-bottom="0in" loext:contextual-spacing="false"/>
      <style:text-properties fo:font-weight="normal" loext:padding="0in" loext:border="none"/>
    </style:style>
    <style:style style:name="P18" style:family="paragraph" style:parent-style-name="Text_20_body">
      <style:paragraph-properties fo:orphans="2" fo:widows="2"/>
      <style:text-properties fo:font-variant="normal" fo:text-transform="none" fo:color="#2d3b45" style:font-name="Lato Extended" fo:font-size="12pt" fo:letter-spacing="normal" fo:font-style="normal" fo:font-weight="normal" loext:padding="0in" loext:border="none"/>
    </style:style>
    <style:style style:name="P19" style:family="paragraph" style:parent-style-name="Text_20_body">
      <style:paragraph-properties fo:margin-top="0in" fo:margin-bottom="0in" loext:contextual-spacing="false" fo:text-align="center" style:justify-single-word="false"/>
    </style:style>
    <style:style style:name="P20" style:family="paragraph" style:parent-style-name="Text_20_body" style:list-style-name="L2">
      <style:paragraph-properties fo:margin-top="0in" fo:margin-bottom="0in" loext:contextual-spacing="false" fo:orphans="2" fo:widows="2" fo:padding="0in" fo:border="none"/>
      <style:text-properties fo:font-variant="normal" fo:text-transform="none" fo:color="#2d3b45" style:font-name="Lato Extended" fo:font-size="12pt" fo:letter-spacing="normal" fo:font-style="normal" fo:font-weight="normal" loext:padding="0in" loext:border="none"/>
    </style:style>
    <style:style style:name="P21" style:family="paragraph" style:parent-style-name="Text_20_body" style:list-style-name="L3">
      <style:paragraph-properties fo:margin-top="0in" fo:margin-bottom="0in" loext:contextual-spacing="false" fo:orphans="2" fo:widows="2" fo:padding="0in" fo:border="none"/>
      <style:text-properties fo:font-variant="normal" fo:text-transform="none" fo:color="#2d3b45" style:font-name="Lato Extended" fo:font-size="12pt" fo:letter-spacing="normal" fo:font-style="normal" fo:font-weight="normal" loext:padding="0in" loext:border="none"/>
    </style:style>
    <style:style style:name="P2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loext:padding="0in" loext:border="none"/>
    </style:style>
    <style:style style:name="P2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loext:padding="0in" loext:border="none"/>
    </style:style>
    <style:style style:name="P24" style:family="paragraph" style:parent-style-name="Text_20_body" style:list-style-name="L1">
      <style:paragraph-properties fo:margin-left="0in" fo:margin-right="0in" fo:margin-top="0in" fo:margin-bottom="0.1874in" loext:contextual-spacing="false" fo:orphans="2" fo:widows="2" fo:text-indent="0in" style:auto-text-indent="false" fo:padding-left="0in" fo:padding-right="0in" fo:padding-top="0.1252in" fo:padding-bottom="0.1252in" fo:border-left="none" fo:border-right="none" fo:border-top="0.06pt solid #c7cdd1" fo:border-bottom="0.06pt solid #c7cdd1"/>
      <style:text-properties fo:font-variant="normal" fo:text-transform="none" fo:color="#2d3b45" style:font-name="Lato Extended" fo:font-size="12pt" fo:letter-spacing="normal" fo:font-style="normal" fo:font-weight="normal" loext:padding="0in" loext:border="none"/>
    </style:style>
    <style:style style:name="P25"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loext:padding="0in" loext:border="none"/>
    </style:style>
    <style:style style:name="P26"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loext:padding="0in" loext:border="none"/>
    </style:style>
    <style:style style:name="P27"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normal" loext:padding="0in" loext:border="none"/>
    </style:style>
    <style:style style:name="P28" style:family="paragraph" style:parent-style-name="Text_20_body" style:list-style-name="L1">
      <style:paragraph-properties fo:margin-top="0in" fo:margin-bottom="0.1874in" loext:contextual-spacing="false" fo:orphans="2" fo:widows="2" fo:padding-left="0in" fo:padding-right="0in" fo:padding-top="0.1252in" fo:padding-bottom="0.1252in" fo:border-left="none" fo:border-right="none" fo:border-top="0.06pt solid #c7cdd1" fo:border-bottom="0.06pt solid #c7cdd1"/>
      <style:text-properties fo:font-variant="normal" fo:text-transform="none" fo:color="#2d3b45" style:font-name="Lato Extended" fo:font-size="12pt" fo:letter-spacing="normal" fo:font-style="normal" fo:font-weight="normal" loext:padding="0in" loext:border="none"/>
    </style:style>
    <style:style style:name="P29"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loext:padding="0in" loext:border="none"/>
    </style:style>
    <style:style style:name="P30"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d3b45" style:font-name="Lato Extended" fo:font-size="12pt" fo:letter-spacing="normal" fo:font-style="normal" fo:font-weight="normal" loext:padding="0in" loext:border="none"/>
    </style:style>
    <style:style style:name="P31" style:family="paragraph" style:parent-style-name="Text_20_body" style:list-style-name="L2">
      <style:paragraph-properties fo:margin-top="0in" fo:margin-bottom="0.0626in" loext:contextual-spacing="false" fo:orphans="2" fo:widows="2" fo:padding="0in" fo:border="none"/>
    </style:style>
    <style:style style:name="P32" style:family="paragraph" style:parent-style-name="Text_20_body">
      <style:paragraph-properties fo:margin-top="0in" fo:margin-bottom="0.1043in" loext:contextual-spacing="false" fo:orphans="2" fo:widows="2"/>
      <style:text-properties fo:font-variant="normal" fo:text-transform="none" fo:color="#2d3b45" fo:letter-spacing="normal" loext:padding="0in"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2d3b45" style:font-name="Lato Extended" fo:font-size="12pt" fo:letter-spacing="normal" fo:font-style="normal" fo:font-weight="normal" loext:padding="0in" loext:border="none"/>
    </style:style>
    <style:style style:name="T4" style:family="text">
      <style:text-properties fo:font-variant="normal" fo:text-transform="none" fo:color="#2d3b45" style:font-name="Lato Extended" fo:font-size="12pt" fo:letter-spacing="normal" fo:font-style="italic" fo:font-weight="normal" loext:padding="0in" loext:border="none"/>
    </style:style>
    <style:style style:name="T5" style:family="text">
      <style:text-properties fo:font-variant="normal" fo:text-transform="none" fo:color="#2d3b45" style:text-line-through-style="none" style:text-line-through-type="none" fo:letter-spacing="normal" style:text-underline-style="none" style:text-blinking="false" fo:background-color="#f5f5f5"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ontent-wrapper">
        <text:section text:style-name="Sect1" text:name="content">
          <text:p text:style-name="P6"/>
          <text:section text:style-name="Sect1" text:name="assignment_show">
            <text:h text:style-name="P1" text:outline-level="1">Week 1: Independent Project - Portfolio Landing Page</text:h>
            <text:list xml:id="list3781192109" text:style-name="L1">
              <text:list-item>
                <text:p text:style-name="P24"><text:span text:style-name="T1">Due</text:span> 28 Sep by 23:59 </text:p>
              </text:list-item>
              <text:list-item>
                <text:p text:style-name="P28"><text:span text:style-name="T1">Points</text:span> 12 </text:p>
              </text:list-item>
              <text:list-item>
                <text:p text:style-name="P28"><text:span text:style-name="T1">Submitting</text:span> a website url </text:p>
              </text:list-item>
              <text:list-item>
                <text:p text:style-name="P28"><text:span text:style-name="T1">Available</text:span> 24 Sep at 0:00 - 28 Sep at 23:59 5 days</text:p>
              </text:list-item>
            </text:list>
            <text:p text:style-name="P18">This assignment was locked 28 Sep at 23:59.</text:p>
            <text:p text:style-name="P25">Congratulations on beginning your journey toward becoming a developer! As a developer, you need a web portfolio to showcase your work. Today, you will be creating the landing page for your programming portfolio. </text:p>
            <text:p text:style-name="P4"/>
            <text:h text:style-name="P2" text:outline-level="2">Requirements</text:h>
            <text:p text:style-name="P25">Here are the requirements for your page:</text:p>
            <text:list xml:id="list3292714949" text:style-name="L2">
              <text:list-item>
                <text:p text:style-name="P26">Your name</text:p>
              </text:list-item>
              <text:list-item>
                <text:p text:style-name="P29">An image of you or something that represents who you are</text:p>
              </text:list-item>
              <text:list-item>
                <text:p text:style-name="P29">A list of projects you have created with active links to them (either on GitHub or GitHub pages)</text:p>
                <text:list>
                  <text:list-item>
                    <text:p text:style-name="P22">For each, include a brief description of the project and what languages it uses</text:p>
                  </text:list-item>
                </text:list>
              </text:list-item>
              <text:list-item>
                <text:p text:style-name="P29">An "About Me" section including:</text:p>
                <text:list>
                  <text:list-item>
                    <text:p text:style-name="P22">Your background (for example, your education, job experience, a paragraph on why you decided to take a class on programming, etc.)</text:p>
                  </text:list-item>
                  <text:list-item>
                    <text:p text:style-name="P20">Your current interests/hobbies/skills</text:p>
                  </text:list-item>
                </text:list>
              </text:list-item>
              <text:list-item>
                <text:p text:style-name="P31"><text:span text:style-name="T3">Deploy your site onto GitHub pages so that a live site can be viewed at </text:span><text:span text:style-name="Emphasis"><text:span text:style-name="T4">your-username.github.io/portfolio</text:span></text:span><text:span text:style-name="T3"> (for example)</text:span></text:p>
              </text:list-item>
            </text:list>
            <text:p text:style-name="P4"/>
            <text:h text:style-name="P2" text:outline-level="2">Objectives</text:h>
            <text:p text:style-name="P25">In addition to these requirements, your portfolio will be evaluated on the following objectives:</text:p>
            <text:list xml:id="list3594528010" text:style-name="L3">
              <text:list-item>
                <text:p text:style-name="P27"><text:soft-page-break/>Some of the most common HTML tags are incorporated, including:</text:p>
                <text:list>
                  <text:list-item>
                    <text:p text:style-name="P23">p, h, ul, ol, li, em, strong, a, img, div, span</text:p>
                  </text:list-item>
                </text:list>
              </text:list-item>
              <text:list-item>
                <text:p text:style-name="P30">Page incorporates a custom-made stylesheet that uses cascading, the box model, and floats</text:p>
              </text:list-item>
              <text:list-item>
                <text:p text:style-name="P30">Indentation and spacing of HTML and CSS is accurate.</text:p>
              </text:list-item>
              <text:list-item>
                <text:p text:style-name="P30">Commits are made regularly with clear messages associated with them</text:p>
              </text:list-item>
              <text:list-item>
                <text:p text:style-name="P30">Project is deployed to GitHub Pages</text:p>
              </text:list-item>
              <text:list-item>
                <text:p text:style-name="P30">A project README that includes:</text:p>
                <text:list>
                  <text:list-item>
                    <text:p text:style-name="P23">project or program name</text:p>
                  </text:list-item>
                  <text:list-item>
                    <text:p text:style-name="P21">author name</text:p>
                  </text:list-item>
                  <text:list-item>
                    <text:p text:style-name="P21">description of project</text:p>
                  </text:list-item>
                  <text:list-item>
                    <text:p text:style-name="P21">project setup instructions</text:p>
                  </text:list-item>
                  <text:list-item>
                    <text:p text:style-name="P21">link to live site on GitHub Pages</text:p>
                  </text:list-item>
                  <text:list-item>
                    <text:p text:style-name="P21">copyright and license information</text:p>
                  </text:list-item>
                </text:list>
              </text:list-item>
            </text:list>
          </text:section>
          <text:section text:style-name="Sect1" text:name="rubrics">
            <text:p text:style-name="P8"/>
            <text:section text:style-name="Sect1" text:name="rubric_818">
              <text:p text:style-name="P9"><draw:frame draw:style-name="fr1" draw:name="Frame1" text:anchor-type="char" svg:width="0.0161in" draw:z-index="0"><draw:text-box fo:min-height="0.0161in"><text:h text:style-name="P3" text:outline-level="2">Rubric</text:h></draw:text-box></draw:frame>Portfolio Landing Page</text:p>
              <text:p text:style-name="P19">Portfolio Landing Pag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text:p>
                    </table:table-cell>
                    <table:table-cell table:style-name="Table1.A1" office:value-type="string">
                      <text:p text:style-name="Table_20_Heading">Ratings</text:p>
                    </table:table-cell>
                    <table:table-cell table:style-name="Table1.A1" office:value-type="string">
                      <text:p text:style-name="Table_20_Heading">Pts<text:bookmark text:name="criterion__2772"/></text:p>
                    </table:table-cell>
                    <table:table-cell table:style-name="Table1.D9" office:value-type="string">
                      <text:p text:style-name="P13"/>
                    </table:table-cell>
                  </table:table-row>
                </table:table-header-rows>
                <table:table-row>
                  <table:table-cell table:style-name="Table1.A2" office:value-type="string">
                    <text:p text:style-name="P14"><draw:frame draw:style-name="fr1" draw:name="Frame2" text:anchor-type="char" svg:width="0.0161in" draw:z-index="6"><draw:text-box fo:min-height="0.0161in"><text:p text:style-name="Text_20_body">This criterion is linked to a learning outcome</text:p></draw:text-box></draw:frame>A well documented readme is the first documentation any developer should use</text:p>
                    <table:table table:name="Table2" table:style-name="Table2">
                      <table:table-column table:style-name="Table2.A"/>
                      <table:table-column table:style-name="Table2.B"/>
                      <table:table-row>
                        <table:table-cell table:style-name="Table2.A1" office:value-type="string">
                          <text:p text:style-name="P15"><text:bookmark text:name="rating_blank"/>1.0 Pts</text:p>
                          <text:p text:style-name="P12">A well documented Readme file on Github</text:p>
                          <text:p text:style-name="P17">A project README that includes: - project or program name - author name - description of project - project setup instructions - link to live site on GitHub Pages - copyright and license information<text:bookmark text:name="rating_blank_2"/></text:p>
                        </table:table-cell>
                        <table:table-cell table:style-name="Table2.A1" office:value-type="string">
                          <text:p text:style-name="P15">0.0 Pts</text:p>
                          <text:p text:style-name="P12">No Readme file on Github</text:p>
                        </table:table-cell>
                      </table:table-row>
                    </table:table>
                    <text:p text:style-name="Table_20_Contents"/>
                  </table:table-cell>
                  <table:table-cell table:style-name="Table1.B2" office:value-type="string">
                    <text:p text:style-name="P13"/>
                  </table:table-cell>
                  <table:table-cell table:style-name="Table1.C2" office:value-type="string">
                    <text:p text:style-name="Table_20_Contents">1.0 pts<text:bookmark text:name="criterion__2169"/></text:p>
                  </table:table-cell>
                  <table:table-cell table:style-name="Table1.D9" office:value-type="string">
                    <text:p text:style-name="P13"/>
                  </table:table-cell>
                </table:table-row>
                <table:table-row>
                  <table:table-cell table:style-name="Table1.A3" office:value-type="string">
                    <text:p text:style-name="P14"><draw:frame draw:style-name="fr1" draw:name="Frame3" text:anchor-type="char" svg:width="0.0161in" draw:z-index="5"><draw:text-box fo:min-height="0.0161in"><text:p text:style-name="Text_20_body">This criterion is linked to a learning outcome</text:p></draw:text-box></draw:frame>Project is in a polished, portfolio-quality state.</text:p>
                    <text:p text:style-name="P16">Suggestions for what this can mean: Intuitive, easy to follow layout. Simple yet polished styling. Form field labels where appropriate. Form fields that are validated correctly, and get cleared after submitting. Detailed, well put together readme. No typos. And much more.</text:p>
                    <table:table table:name="Table3" table:style-name="Table3">
                      <table:table-column table:style-name="Table3.A"/>
                      <table:table-column table:style-name="Table3.B"/>
                      <table:table-row>
                        <table:table-cell table:style-name="Table3.A1" office:value-type="string">
                          <text:p text:style-name="P15"><text:bookmark text:name="rating__8566"/>2.0 Pts</text:p>
                          <text:p text:style-name="P12">Went above and beyond in the visual aspect</text:p>
                          <text:p text:style-name="P17">Suggestions for what this can mean: Intuitive, easy to follow layout. Simple yet polished styling. Form field labels where appropriate. Form fields that are validated correctly, and get cleared after submitting. Detailed, well put together readme. No typos. And much more.<text:bookmark text:name="rating__5817"/></text:p>
                        </table:table-cell>
                        <table:table-cell table:style-name="Table3.A1" office:value-type="string">
                          <text:p text:style-name="P15">0.0 Pts</text:p>
                          <text:p text:style-name="P12">No effort to make it visually pleasant</text:p>
                        </table:table-cell>
                      </table:table-row>
                    </table:table>
                    <text:p text:style-name="Table_20_Contents"/>
                  </table:table-cell>
                  <table:table-cell table:style-name="Table1.B3" office:value-type="string">
                    <text:p text:style-name="P13"/>
                  </table:table-cell>
                  <table:table-cell table:style-name="Table1.C3" office:value-type="string">
                    <text:p text:style-name="Table_20_Contents">2.0 pts<text:bookmark text:name="criterion_6_39"/></text:p>
                  </table:table-cell>
                  <table:table-cell table:style-name="Table1.D9" office:value-type="string">
                    <text:p text:style-name="P13"/>
                  </table:table-cell>
                </table:table-row>
                <table:table-row>
                  <table:table-cell table:style-name="Table1.A4" office:value-type="string">
                    <text:p text:style-name="P14"><draw:frame draw:style-name="fr1" draw:name="Frame4" text:anchor-type="char" svg:width="0.0161in" draw:z-index="4"><draw:text-box fo:min-height="0.0161in"><text:p text:style-name="Text_20_body">This criterion is linked to a learning outcome</text:p></draw:text-box></draw:frame>Commits are made regularly with clear messages associated with them</text:p>
                    <table:table table:name="Table4" table:style-name="Table4">
                      <table:table-column table:style-name="Table4.A"/>
                      <table:table-column table:style-name="Table4.B"/>
                      <table:table-row>
                        <table:table-cell table:style-name="Table4.A1" office:value-type="string">
                          <text:p text:style-name="P15"><text:bookmark text:name="rating_6_7348"/><text:soft-page-break/>1.0 Pts</text:p>
                          <text:p text:style-name="P12">20 + commits in the project with well detailed commit messages<text:bookmark text:name="rating_6_8510"/></text:p>
                        </table:table-cell>
                        <table:table-cell table:style-name="Table4.A1" office:value-type="string">
                          <text:p text:style-name="P15">0.0 Pts</text:p>
                          <text:p text:style-name="P12">Less than 20 Github commits present in the project</text:p>
                        </table:table-cell>
                      </table:table-row>
                    </table:table>
                    <text:p text:style-name="Table_20_Contents"/>
                  </table:table-cell>
                  <table:table-cell table:style-name="Table1.B4" office:value-type="string">
                    <text:p text:style-name="P13"/>
                  </table:table-cell>
                  <table:table-cell table:style-name="Table1.C4" office:value-type="string">
                    <text:p text:style-name="Table_20_Contents">1.0 pts<text:bookmark text:name="criterion_6_8550"/></text:p>
                  </table:table-cell>
                  <table:table-cell table:style-name="Table1.D9" office:value-type="string">
                    <text:p text:style-name="P13"/>
                  </table:table-cell>
                </table:table-row>
                <table:table-row>
                  <table:table-cell table:style-name="Table1.A5" office:value-type="string">
                    <text:p text:style-name="P14"><draw:frame draw:style-name="fr1" draw:name="Frame5" text:anchor-type="char" svg:width="0.0161in" draw:z-index="3"><draw:text-box fo:min-height="0.0161in"><text:p text:style-name="Text_20_body">This criterion is linked to a learning outcome</text:p></draw:text-box></draw:frame>Project is link and description is provided on Github repository</text:p>
                    <table:table table:name="Table5" table:style-name="Table5">
                      <table:table-column table:style-name="Table5.A"/>
                      <table:table-column table:style-name="Table5.B"/>
                      <table:table-row>
                        <table:table-cell table:style-name="Table5.A1" office:value-type="string">
                          <text:p text:style-name="P15"><text:bookmark text:name="rating_6_2057"/>1.0 Pts</text:p>
                          <text:p text:style-name="P12">Project description &amp; URL present.</text:p>
                          <text:p text:style-name="P17">The project description and URL are present on the Github repository and the URL displays the actual project.<text:bookmark text:name="rating_6_6687"/></text:p>
                        </table:table-cell>
                        <table:table-cell table:style-name="Table5.A1" office:value-type="string">
                          <text:p text:style-name="P15">0.0 Pts</text:p>
                          <text:p text:style-name="P12">The project has neither a description or website URL</text:p>
                          <text:p text:style-name="P17">The project Github repository has neither the project description nor the website URL.</text:p>
                        </table:table-cell>
                      </table:table-row>
                    </table:table>
                    <text:p text:style-name="Table_20_Contents"/>
                  </table:table-cell>
                  <table:table-cell table:style-name="Table1.B5" office:value-type="string">
                    <text:p text:style-name="P13"/>
                  </table:table-cell>
                  <table:table-cell table:style-name="Table1.C5" office:value-type="string">
                    <text:p text:style-name="Table_20_Contents">1.0 pts<text:bookmark text:name="criterion_6_6111"/></text:p>
                  </table:table-cell>
                  <table:table-cell table:style-name="Table1.D9" office:value-type="string">
                    <text:p text:style-name="P13"/>
                  </table:table-cell>
                </table:table-row>
                <table:table-row>
                  <table:table-cell table:style-name="Table1.A6" office:value-type="string">
                    <text:p text:style-name="P14"><draw:frame draw:style-name="fr1" draw:name="Frame6" text:anchor-type="char" svg:width="0.0161in" draw:z-index="2"><draw:text-box fo:min-height="0.0161in"><text:p text:style-name="Text_20_body">This criterion is linked to a learning outcome</text:p></draw:text-box></draw:frame>Page incorporates a custom-made stylesheet</text:p>
                    <table:table table:name="Table6" table:style-name="Table6">
                      <table:table-column table:style-name="Table6.A"/>
                      <table:table-column table:style-name="Table6.B"/>
                      <table:table-row>
                        <table:table-cell table:style-name="Table6.A1" office:value-type="string">
                          <text:p text:style-name="P15"><text:bookmark text:name="rating_6_8004"/>2.0 Pts</text:p>
                          <text:p text:style-name="P12">Used custom CSS stylesheet</text:p>
                          <text:p text:style-name="P17">The project uses CSS extentsively to style components in the webpage.<text:bookmark text:name="rating_6_2042"/></text:p>
                        </table:table-cell>
                        <table:table-cell table:style-name="Table6.A1" office:value-type="string">
                          <text:p text:style-name="P15">0.0 Pts</text:p>
                          <text:p text:style-name="P12">Project has no custom CSS stylesheet.</text:p>
                          <text:p text:style-name="P17">The project does not make use of a custom CSS stylesheet to style the actual components.</text:p>
                        </table:table-cell>
                      </table:table-row>
                    </table:table>
                    <text:p text:style-name="Table_20_Contents"/>
                  </table:table-cell>
                  <table:table-cell table:style-name="Table1.B6" office:value-type="string">
                    <text:p text:style-name="P13"/>
                  </table:table-cell>
                  <table:table-cell table:style-name="Table1.C6" office:value-type="string">
                    <text:p text:style-name="Table_20_Contents">2.0 pts<text:bookmark text:name="criterion_7_209"/></text:p>
                  </table:table-cell>
                  <table:table-cell table:style-name="Table1.D9" office:value-type="string">
                    <text:p text:style-name="P13"/>
                  </table:table-cell>
                </table:table-row>
                <table:table-row>
                  <table:table-cell table:style-name="Table1.A7" office:value-type="string">
                    <text:p text:style-name="P14"><draw:frame draw:style-name="fr1" draw:name="Frame7" text:anchor-type="char" svg:width="0.0161in" draw:z-index="1"><draw:text-box fo:min-height="0.0161in"><text:p text:style-name="Text_20_body">This criterion is linked to a learning outcome</text:p></draw:text-box></draw:frame>Syntax &amp; Indenation is used in the Project.</text:p>
                    <table:table table:name="Table7" table:style-name="Table7">
                      <table:table-column table:style-name="Table7.A"/>
                      <table:table-column table:style-name="Table7.B"/>
                      <table:table-row>
                        <table:table-cell table:style-name="Table7.A1" office:value-type="string">
                          <text:p text:style-name="P15"><text:bookmark text:name="rating_7_3894"/>1.0 Pts</text:p>
                          <text:p text:style-name="P12">Consistent spacing and Indentation.</text:p>
                          <text:p text:style-name="P17">The project code has consistent indentation and spacing which makes the code easily readable.<text:bookmark text:name="rating_7_7815"/></text:p>
                        </table:table-cell>
                        <table:table-cell table:style-name="Table7.A1" office:value-type="string">
                          <text:p text:style-name="P15">0.0 Pts</text:p>
                          <text:p text:style-name="P12">No proper indentation and syntax.</text:p>
                          <text:p text:style-name="P17">The project's code has no fluent indentation. This means the code is scattered and is not easy to follow up or read.</text:p>
                        </table:table-cell>
                      </table:table-row>
                    </table:table>
                    <text:p text:style-name="Table_20_Contents"/>
                  </table:table-cell>
                  <table:table-cell table:style-name="Table1.B7" office:value-type="string">
                    <text:p text:style-name="P13"/>
                  </table:table-cell>
                  <table:table-cell table:style-name="Table1.C7" office:value-type="string">
                    <text:p text:style-name="Table_20_Contents">1.0 pts<text:bookmark text:name="criterion_170_4466"/></text:p>
                  </table:table-cell>
                  <table:table-cell table:style-name="Table1.D9" office:value-type="string">
                    <text:p text:style-name="P13"/>
                  </table:table-cell>
                </table:table-row>
                <table:table-row>
                  <table:table-cell table:style-name="Table1.A8" office:value-type="string">
                    <text:p text:style-name="P14"><draw:frame draw:style-name="fr1" draw:name="Frame8" text:anchor-type="char" svg:width="0.0161in" draw:z-index="7"><draw:text-box fo:min-height="0.0161in"><text:p text:style-name="Text_20_body">This criterion is linked to a learning outcome</text:p></draw:text-box></draw:frame>Does the project work functionally achieving the expected objectives?</text:p>
                    <table:table table:name="Table8" table:style-name="Table8">
                      <table:table-column table:style-name="Table8.A"/>
                      <table:table-column table:style-name="Table8.B"/>
                      <table:table-column table:style-name="Table8.C"/>
                      <table:table-row>
                        <table:table-cell table:style-name="Table8.A1" office:value-type="string">
                          <text:p text:style-name="P15"><text:bookmark text:name="rating_170_1779"/>2.0 Pts</text:p>
                          <text:p text:style-name="P12">The portfolio has a list of projects.</text:p>
                          <text:p text:style-name="P17">The project has a list of projects that the student has created with active links to them. Each project includes a brief description and the language used.<text:bookmark text:name="rating_170_1183"/></text:p>
                        </table:table-cell>
                        <table:table-cell table:style-name="Table8.A1" office:value-type="string">
                          <text:p text:style-name="P15">1.0 Pts</text:p>
                          <text:p text:style-name="P12">The portfolio has project list but no description.</text:p>
                          <text:p text:style-name="P17">The portfolio has project list but the projects do not have descriptions.<text:bookmark text:name="rating_170_655"/></text:p>
                        </table:table-cell>
                        <table:table-cell table:style-name="Table8.A1" office:value-type="string">
                          <text:p text:style-name="P15">0.0 Pts</text:p>
                          <text:p text:style-name="P12">The portfolio does not have a list of projects</text:p>
                          <text:p text:style-name="P17">The portfolio is missing the list of projects that the student has created.</text:p>
                        </table:table-cell>
                      </table:table-row>
                    </table:table>
                    <text:p text:style-name="Table_20_Contents"/>
                  </table:table-cell>
                  <table:table-cell table:style-name="Table1.B8" office:value-type="string">
                    <text:p text:style-name="P13"/>
                  </table:table-cell>
                  <table:table-cell table:style-name="Table1.C8" office:value-type="string">
                    <text:p text:style-name="Table_20_Contents">2.0 pts<text:bookmark text:name="criterion_170_4794"/></text:p>
                  </table:table-cell>
                  <table:table-cell table:style-name="Table1.D9" office:value-type="string">
                    <text:p text:style-name="P13"/>
                  </table:table-cell>
                </table:table-row>
                <table:table-row>
                  <table:table-cell table:style-name="Table1.A9" office:value-type="string">
                    <text:p text:style-name="P14"><draw:frame draw:style-name="fr1" draw:name="Frame9" text:anchor-type="char" svg:width="0.0161in" draw:z-index="8"><draw:text-box fo:min-height="0.0161in"><text:p text:style-name="Text_20_body">This criterion is linked to a learning outcome</text:p></draw:text-box></draw:frame>Does the project work functionally achieving the expected objectives?</text:p>
                    <table:table table:name="Table9" table:style-name="Table9">
                      <table:table-column table:style-name="Table9.A"/>
                      <table:table-column table:style-name="Table9.B"/>
                      <table:table-row>
                        <table:table-cell table:style-name="Table9.A1" office:value-type="string">
                          <text:p text:style-name="P15"><text:bookmark text:name="rating_170_2763"/>2.0 Pts</text:p>
                          <text:p text:style-name="P12">Th project has an about me section</text:p>
                          <text:p text:style-name="P17">The project inlcudes an About me section which includes the students hobbies or interest and the students background information.<text:bookmark text:name="rating_170_4535"/></text:p>
                        </table:table-cell>
                        <table:table-cell table:style-name="Table9.A1" office:value-type="string">
                          <text:p text:style-name="P15">0.0 Pts</text:p>
                          <text:p text:style-name="P12">The project does not have an About Me section</text:p>
                          <text:p text:style-name="P17">An About Me section is missing from the project.</text:p>
                        </table:table-cell>
                      </table:table-row>
                    </table:table>
                    <text:p text:style-name="Table_20_Contents"/>
                  </table:table-cell>
                  <table:table-cell table:style-name="Table1.B9" office:value-type="string">
                    <text:p text:style-name="P13"/>
                  </table:table-cell>
                  <table:table-cell table:style-name="Table1.C9" office:value-type="string">
                    <text:p text:style-name="Table_20_Contents">2.0 pts</text:p>
                  </table:table-cell>
                  <table:table-cell table:style-name="Table1.D9" office:value-type="string">
                    <text:p text:style-name="P13"/>
                  </table:table-cell>
                </table:table-row>
                <table:table-row>
                  <table:table-cell table:style-name="Table1.A10" table:number-columns-spanned="4" office:value-type="string">
                    <text:p text:style-name="Table_20_Contents">Total points: 12.0</text:p>
                  </table:table-cell>
                  <table:covered-table-cell/>
                  <table:covered-table-cell/>
                  <table:covered-table-cell/>
                </table:table-row>
              </table:table>
              <text:p text:style-name="P32"/>
            </text:section>
          </text:section>
          <text:section text:style-name="Sect1" text:name="assignment_external_tools">
            <text:p text:style-name="P5"/>
          </text:section>
          <text:section text:style-name="Sect1" text:name="sequence_footer">
            <text:p text:style-name="P10"><text:soft-page-break/><text:a xlink:type="simple" xlink:href="https://moringaschool.instructure.com/courses/293/modules/items/19616" text:style-name="Internet_20_link" text:visited-style-name="Visited_20_Internet_20_Link">Previous</text:a><text:a xlink:type="simple" xlink:href="https://moringaschool.instructure.com/courses/293/modules/items/19618" text:style-name="Internet_20_link" text:visited-style-name="Visited_20_Internet_20_Link">Next</text:a></text:p>
          </text:section>
        </text:section>
      </text:section>
      <text:section text:style-name="Sect1" text:name="right-side-wrapper">
        <text:p text:style-name="P7"/>
        <text:section text:style-name="Sect1" text:name="sidebar_content">
          <text:p text:style-name="P11"/>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2:06:10.115016744</meta:creation-date>
    <dc:date>2020-10-07T12:07:46.602558412</dc:date>
    <meta:editing-duration>PT1M41S</meta:editing-duration>
    <meta:editing-cycles>1</meta:editing-cycles>
    <meta:document-statistic meta:table-count="9" meta:image-count="0" meta:object-count="0" meta:page-count="4" meta:paragraph-count="112" meta:word-count="907" meta:character-count="5270" meta:non-whitespace-character-count="4496"/>
    <meta:generator>LibreOffice/6.4.6.2$Linux_X86_64 LibreOffice_project/40$Build-2</meta:generator>
  </office:meta>
</office:document-meta>
</file>